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4.096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14"/>
          <table:table-cell office:value-type="string" calcext:value-type="string">
            <text:p>Lp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 text:c="2"/>#up</text:p>
          </table:table-cell>
          <table:table-cell office:value-type="string" calcext:value-type="string">
            <text:p>#down</text:p>
          </table:table-cell>
          <table:table-cell office:value-type="string" calcext:value-type="string">
            <text:p>#lewo</text:p>
          </table:table-cell>
          <table:table-cell office:value-type="string" calcext:value-type="string">
            <text:p>#prawo</text:p>
          </table:table-cell>
          <table:table-cell office:value-type="string" calcext:value-type="string">
            <text:p><text:s text:c="4"/>stan</text:p>
          </table:table-cell>
          <table:table-cell office:value-type="string" calcext:value-type="string">
            <text:p><text:s text:c="3"/>up.time</text:p>
          </table:table-cell>
          <table:table-cell office:value-type="string" calcext:value-type="string">
            <text:p><text:s/>down.time</text:p>
          </table:table-cell>
          <table:table-cell office:value-type="string" calcext:value-type="string">
            <text:p><text:s/>left.time</text:p>
          </table:table-cell>
          <table:table-cell office:value-type="string" calcext:value-type="string">
            <text:p>right.time</text:p>
          </table:table-cell>
          <table:table-cell office:value-type="string" calcext:value-type="string">
            <text:p><text:s/>GreenTime <text:s text:c="8"/></text:p>
          </table:table-cell>
        </table:table-row>
        <table:table-row table:style-name="ro1">
          <table:table-cell/>
          <table:table-cell office:value-type="string" calcext:value-type="string">
            <text:p>Rozladowanie po 'x' iteracjach</text:p>
          </table:table-cell>
          <table:table-cell office:value-type="string" calcext:value-type="string">
            <text:p>Max Czas Oczekiwania</text:p>
          </table:table-cell>
          <table:table-cell office:value-type="string" calcext:value-type="string">
            <text:p>Sredni czas zielonego</text:p>
          </table:table-cell>
          <table:table-cell office:value-type="string" calcext:value-type="string">
            <text:p>Czas obslugi</text:p>
          </table:table-cell>
          <table:table-cell table:number-columns-repeated="3"/>
          <table:table-cell office:value-type="string" calcext:value-type="string">
            <text:p>lp</text:p>
          </table:table-cell>
          <table:table-cell office:value-type="string" calcext:value-type="string">
            <text:p>skok</text:p>
          </table:table-cell>
          <table:table-cell office:value-type="string" calcext:value-type="string">
            <text:p>śr czas ziel</text:p>
          </table:table-cell>
          <table:table-cell office:value-type="string" calcext:value-type="string">
            <text:p>śr czas obsł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O5]*[.Z5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pozi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float" office:value="262" calcext:value-type="float">
            <text:p>262</text:p>
          </table:table-cell>
          <table:table-cell office:value-type="float" office:value="15" calcext:value-type="float">
            <text:p>15</text:p>
          </table:table-cell>
          <table:table-cell office:value-type="float" office:value="8571" calcext:value-type="float">
            <text:p>8571</text:p>
          </table:table-cell>
          <table:table-cell/>
          <table:table-cell table:formula="of:=AVERAGE([.E6:.E10])" office:value-type="float" office:value="13149.8" calcext:value-type="float">
            <text:p>13149,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OFFSET([.$D$6];[.$J6];0)" office:value-type="float" office:value="15" calcext:value-type="float">
            <text:p>15</text:p>
          </table:table-cell>
          <table:table-cell table:formula="of:=OFFSET([.$G$6];[.$J6];0)" office:value-type="float" office:value="13149.8" calcext:value-type="float">
            <text:p>13149,8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5]"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 text:c="5"/>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44" calcext:value-type="float">
            <text:p>244</text:p>
          </table:table-cell>
          <table:table-cell office:value-type="float" office:value="14" calcext:value-type="float">
            <text:p>14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AVERAGE([.E7:.E11])" office:value-type="float" office:value="13522.2" calcext:value-type="float">
            <text:p>13522,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OFFSET([.$D$6];[.$J7];0)" office:value-type="float" office:value="14" calcext:value-type="float">
            <text:p>14</text:p>
          </table:table-cell>
          <table:table-cell table:formula="of:=OFFSET([.$G$6];[.J7];0)" office:value-type="float" office:value="21252" calcext:value-type="float">
            <text:p>21252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Z5:.Z6])"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p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221" calcext:value-type="float">
            <text:p>221</text:p>
          </table:table-cell>
          <table:table-cell office:value-type="float" office:value="15" calcext:value-type="float">
            <text:p>15</text:p>
          </table:table-cell>
          <table:table-cell office:value-type="float" office:value="2571" calcext:value-type="float">
            <text:p>2571</text:p>
          </table:table-cell>
          <table:table-cell/>
          <table:table-cell table:formula="of:=AVERAGE([.E8:.E12])" office:value-type="float" office:value="21795.2" calcext:value-type="float">
            <text:p>21795,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OFFSET([.$D$6];[.$J8];0)" office:value-type="float" office:value="14" calcext:value-type="float">
            <text:p>14</text:p>
          </table:table-cell>
          <table:table-cell table:formula="of:=OFFSET([.$G$6];[.$J8];0)" office:value-type="float" office:value="36826.4" calcext:value-type="float">
            <text:p>36826,4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Z8]*([.O8])"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5"/>p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47" calcext:value-type="float">
            <text:p>247</text:p>
          </table:table-cell>
          <table:table-cell office:value-type="float" office:value="15" calcext:value-type="float">
            <text:p>15</text:p>
          </table:table-cell>
          <table:table-cell office:value-type="float" office:value="1033" calcext:value-type="float">
            <text:p>1033</text:p>
          </table:table-cell>
          <table:table-cell/>
          <table:table-cell table:formula="of:=AVERAGE([.E9:.E13])" office:value-type="float" office:value="23173" calcext:value-type="float">
            <text:p>231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OFFSET([.$D$6];[.$J9];0)" office:value-type="float" office:value="14" calcext:value-type="float">
            <text:p>14</text:p>
          </table:table-cell>
          <table:table-cell table:formula="of:=OFFSET([.$G$6];[.J9];0)" office:value-type="float" office:value="40898" calcext:value-type="float">
            <text:p>40898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Z9]*([.O9])"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poziom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374" calcext:value-type="float">
            <text:p>3374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49787" calcext:value-type="float">
            <text:p>49787</text:p>
          </table:table-cell>
          <table:table-cell/>
          <table:table-cell table:formula="of:=AVERAGE([.E10:.E14])" office:value-type="float" office:value="29271.6" calcext:value-type="float">
            <text:p>29271,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OFFSET([.$D$6];[.$J10];0)" office:value-type="float" office:value="14" calcext:value-type="float">
            <text:p>14</text:p>
          </table:table-cell>
          <table:table-cell table:formula="of:=OFFSET([.$G$6];[.$J10];0)" office:value-type="float" office:value="15950.8" calcext:value-type="float">
            <text:p>15950,8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Z10]*([.O10])"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5"/>p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office:value-type="float" office:value="10433" calcext:value-type="float">
            <text:p>10433</text:p>
          </table:table-cell>
          <table:table-cell/>
          <table:table-cell table:formula="of:=AVERAGE([.E11:.E15])" office:value-type="float" office:value="21252" calcext:value-type="float">
            <text:p>212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OFFSET([.$D$6];[.$J11];0)" office:value-type="float" office:value="14" calcext:value-type="float">
            <text:p>14</text:p>
          </table:table-cell>
          <table:table-cell table:formula="of:=OFFSET([.$G$6];[.J11];0)" office:value-type="float" office:value="5572.4" calcext:value-type="float">
            <text:p>5572,4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Z11]*([.O11])"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poziom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070" calcext:value-type="float">
            <text:p>3070</text:p>
          </table:table-cell>
          <table:table-cell office:value-type="float" office:value="275" calcext:value-type="float">
            <text:p>275</text:p>
          </table:table-cell>
          <table:table-cell office:value-type="float" office:value="14" calcext:value-type="float">
            <text:p>14</text:p>
          </table:table-cell>
          <table:table-cell office:value-type="float" office:value="45152" calcext:value-type="float">
            <text:p>45152</text:p>
          </table:table-cell>
          <table:table-cell/>
          <table:table-cell table:formula="of:=AVERAGE([.E12:.E16])" office:value-type="float" office:value="28474.4" calcext:value-type="float">
            <text:p>28474,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OFFSET([.$D$6];[.$J12];0)" office:value-type="float" office:value="53" calcext:value-type="float">
            <text:p>53</text:p>
          </table:table-cell>
          <table:table-cell table:formula="of:=OFFSET([.$G$6];[.$J12];0)" office:value-type="float" office:value="243.2" calcext:value-type="float">
            <text:p>243,2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Z12]*([.O12])"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p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office:value-type="float" office:value="267" calcext:value-type="float">
            <text:p>267</text:p>
          </table:table-cell>
          <table:table-cell office:value-type="float" office:value="14" calcext:value-type="float">
            <text:p>14</text:p>
          </table:table-cell>
          <table:table-cell office:value-type="float" office:value="9460" calcext:value-type="float">
            <text:p>9460</text:p>
          </table:table-cell>
          <table:table-cell/>
          <table:table-cell table:formula="of:=AVERAGE([.E13:.E17])" office:value-type="float" office:value="20401.4" calcext:value-type="float">
            <text:p>20401,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OFFSET([.$D$6];[.$J13];0)" office:value-type="float" office:value="35" calcext:value-type="float">
            <text:p>35</text:p>
          </table:table-cell>
          <table:table-cell table:formula="of:=OFFSET([.$G$6];[.J13];0)" office:value-type="float" office:value="260" calcext:value-type="float">
            <text:p>260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Z13]*([.O13])"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pozio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125" calcext:value-type="float">
            <text:p>2125</text:p>
          </table:table-cell>
          <table:table-cell office:value-type="float" office:value="222" calcext:value-type="float">
            <text:p>222</text:p>
          </table:table-cell>
          <table:table-cell office:value-type="float" office:value="14" calcext:value-type="float">
            <text:p>14</text:p>
          </table:table-cell>
          <table:table-cell office:value-type="float" office:value="31526" calcext:value-type="float">
            <text:p>31526</text:p>
          </table:table-cell>
          <table:table-cell/>
          <table:table-cell table:formula="of:=AVERAGE([.E14:.E18])" office:value-type="float" office:value="19676.4" calcext:value-type="float">
            <text:p>19676,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formula="of:=OFFSET([.$D$6];[.$J14];0)" office:value-type="float" office:value="78" calcext:value-type="float">
            <text:p>78</text:p>
          </table:table-cell>
          <table:table-cell table:formula="of:=OFFSET([.$G$6];[.$J14];0)" office:value-type="float" office:value="221.6" calcext:value-type="float">
            <text:p>221,6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Z14]*([.O14])" office:value-type="float" office:value="270" calcext:value-type="float">
            <text:p>2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5"/>p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float" office:value="273" calcext:value-type="float">
            <text:p>273</text:p>
          </table:table-cell>
          <table:table-cell office:value-type="float" office:value="15" calcext:value-type="float">
            <text:p>15</text:p>
          </table:table-cell>
          <table:table-cell office:value-type="float" office:value="9689" calcext:value-type="float">
            <text:p>9689</text:p>
          </table:table-cell>
          <table:table-cell/>
          <table:table-cell table:formula="of:=AVERAGE([.E15:.E19])" office:value-type="float" office:value="33846.4" calcext:value-type="float">
            <text:p>33846,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OFFSET([.$D$6];[.$J15];0)" office:value-type="float" office:value="76" calcext:value-type="float">
            <text:p>76</text:p>
          </table:table-cell>
          <table:table-cell table:formula="of:=OFFSET([.$G$6];[.J15];0)" office:value-type="float" office:value="243.6" calcext:value-type="float">
            <text:p>243,6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Z15]*([.O15])"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pozio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185" calcext:value-type="float">
            <text:p>3185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office:value-type="float" office:value="46545" calcext:value-type="float">
            <text:p>46545</text:p>
          </table:table-cell>
          <table:table-cell/>
          <table:table-cell table:formula="of:=AVERAGE([.E16:.E20])" office:value-type="float" office:value="36826.4" calcext:value-type="float">
            <text:p>36826,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OFFSET([.$D$6];[.$J16];0)" office:value-type="float" office:value="60" calcext:value-type="float">
            <text:p>60</text:p>
          </table:table-cell>
          <table:table-cell table:formula="of:=OFFSET([.$G$6];[.J16];0)" office:value-type="float" office:value="214" calcext:value-type="float">
            <text:p>214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Z16]*([.O16])"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5"/>p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274" calcext:value-type="float">
            <text:p>274</text:p>
          </table:table-cell>
          <table:table-cell office:value-type="float" office:value="15" calcext:value-type="float">
            <text:p>15</text:p>
          </table:table-cell>
          <table:table-cell office:value-type="float" office:value="4787" calcext:value-type="float">
            <text:p>4787</text:p>
          </table:table-cell>
          <table:table-cell/>
          <table:table-cell table:formula="of:=AVERAGE([.E17:.E21])" office:value-type="float" office:value="42085.8" calcext:value-type="float">
            <text:p>42085,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formula="of:=OFFSET([.$D$6];[.$J17];0)" office:value-type="float" office:value="59" calcext:value-type="float">
            <text:p>59</text:p>
          </table:table-cell>
          <table:table-cell table:formula="of:=OFFSET([.$G$6];[.J17];0)" office:value-type="float" office:value="241.2" calcext:value-type="float">
            <text:p>241,2</text:p>
          </table:table-cell>
          <table:table-cell office:value-type="float" office:value="2600" calcext:value-type="float">
            <text:p>26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Z17]*([.O17])"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p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236" calcext:value-type="float">
            <text:p>236</text:p>
          </table:table-cell>
          <table:table-cell office:value-type="float" office:value="14" calcext:value-type="float">
            <text:p>14</text:p>
          </table:table-cell>
          <table:table-cell office:value-type="float" office:value="5835" calcext:value-type="float">
            <text:p>5835</text:p>
          </table:table-cell>
          <table:table-cell/>
          <table:table-cell table:formula="of:=AVERAGE([.E18:.E22])" office:value-type="float" office:value="46485.2" calcext:value-type="float">
            <text:p>46485,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table:formula="of:=OFFSET([.$D$6];[.$J18];0)" office:value-type="float" office:value="36" calcext:value-type="float">
            <text:p>36</text:p>
          </table:table-cell>
          <table:table-cell table:formula="of:=OFFSET([.$G$6];[.J18];0)" office:value-type="float" office:value="282.4" calcext:value-type="float">
            <text:p>282,4</text:p>
          </table:table-cell>
          <table:table-cell office:value-type="float" office:value="2700" calcext:value-type="float">
            <text:p>270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969" calcext:value-type="float">
            <text:p>6969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102376" calcext:value-type="float">
            <text:p>102376</text:p>
          </table:table-cell>
          <table:table-cell/>
          <table:table-cell table:formula="of:=AVERAGE([.E19:.E23])" office:value-type="float" office:value="51588.4" calcext:value-type="float">
            <text:p>51588,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table:formula="of:=OFFSET([.$D$6];[.$J19];0)" office:value-type="float" office:value="44" calcext:value-type="float">
            <text:p>44</text:p>
          </table:table-cell>
          <table:table-cell table:formula="of:=OFFSET([.$G$6];[.J19];0)" office:value-type="float" office:value="261.2" calcext:value-type="float">
            <text:p>261,2</text:p>
          </table:table-cell>
          <table:table-cell office:value-type="float" office:value="2800" calcext:value-type="float">
            <text:p>280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47" calcext:value-type="float">
            <text:p>1647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24589" calcext:value-type="float">
            <text:p>24589</text:p>
          </table:table-cell>
          <table:table-cell/>
          <table:table-cell table:formula="of:=AVERAGE([.E20:.E24])" office:value-type="float" office:value="38663.8" calcext:value-type="float">
            <text:p>38663,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formula="of:=OFFSET([.$D$6];[.$J20];0)" office:value-type="float" office:value="52" calcext:value-type="float">
            <text:p>52</text:p>
          </table:table-cell>
          <table:table-cell table:formula="of:=OFFSET([.$G$6];[.J20];0)" office:value-type="float" office:value="229.6" calcext:value-type="float">
            <text:p>229,6</text:p>
          </table:table-cell>
          <table:table-cell office:value-type="float" office:value="2900" calcext:value-type="float">
            <text:p>290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983" calcext:value-type="float">
            <text:p>4983</text:p>
          </table:table-cell>
          <table:table-cell office:value-type="float" office:value="244" calcext:value-type="float">
            <text:p>244</text:p>
          </table:table-cell>
          <table:table-cell office:value-type="float" office:value="14" calcext:value-type="float">
            <text:p>14</text:p>
          </table:table-cell>
          <table:table-cell office:value-type="float" office:value="72842" calcext:value-type="float">
            <text:p>72842</text:p>
          </table:table-cell>
          <table:table-cell/>
          <table:table-cell table:formula="of:=AVERAGE([.E21:.E25])" office:value-type="float" office:value="40898" calcext:value-type="float">
            <text:p>4089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formula="of:=OFFSET([.$D$6];[.$J21];0)" office:value-type="float" office:value="103" calcext:value-type="float">
            <text:p>103</text:p>
          </table:table-cell>
          <table:table-cell table:formula="of:=OFFSET([.$G$6];[.J21];0)" office:value-type="float" office:value="304.4" calcext:value-type="float">
            <text:p>304,4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802" calcext:value-type="float">
            <text:p>1802</text:p>
          </table:table-cell>
          <table:table-cell office:value-type="float" office:value="271" calcext:value-type="float">
            <text:p>271</text:p>
          </table:table-cell>
          <table:table-cell office:value-type="float" office:value="14" calcext:value-type="float">
            <text:p>14</text:p>
          </table:table-cell>
          <table:table-cell office:value-type="float" office:value="26784" calcext:value-type="float">
            <text:p>26784</text:p>
          </table:table-cell>
          <table:table-cell/>
          <table:table-cell table:formula="of:=AVERAGE([.E22:.E26])" office:value-type="float" office:value="28004.6" calcext:value-type="float">
            <text:p>28004,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table:formula="of:=OFFSET([.$D$6];[.$J22];0)" office:value-type="float" office:value="93" calcext:value-type="float">
            <text:p>93</text:p>
          </table:table-cell>
          <table:table-cell table:formula="of:=OFFSET([.$G$6];[.J22];0)" office:value-type="float" office:value="330.8" calcext:value-type="float">
            <text:p>330,8</text:p>
          </table:table-cell>
          <table:table-cell office:value-type="float" office:value="3100" calcext:value-type="float">
            <text:p>310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120" calcext:value-type="float">
            <text:p>2120</text:p>
          </table:table-cell>
          <table:table-cell office:value-type="float" office:value="231" calcext:value-type="float">
            <text:p>231</text:p>
          </table:table-cell>
          <table:table-cell office:value-type="float" office:value="14" calcext:value-type="float">
            <text:p>14</text:p>
          </table:table-cell>
          <table:table-cell office:value-type="float" office:value="31351" calcext:value-type="float">
            <text:p>31351</text:p>
          </table:table-cell>
          <table:table-cell/>
          <table:table-cell table:formula="of:=AVERAGE([.E23:.E27])" office:value-type="float" office:value="24531" calcext:value-type="float">
            <text:p>2453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formula="of:=OFFSET([.$D$6];[.$J23];0)" office:value-type="float" office:value="152" calcext:value-type="float">
            <text:p>152</text:p>
          </table:table-cell>
          <table:table-cell table:formula="of:=OFFSET([.$G$6];[.J23];0)" office:value-type="float" office:value="328.4" calcext:value-type="float">
            <text:p>328,4</text:p>
          </table:table-cell>
          <table:table-cell office:value-type="float" office:value="3200" calcext:value-type="float">
            <text:p>320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69" calcext:value-type="float">
            <text:p>2569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37753" calcext:value-type="float">
            <text:p>37753</text:p>
          </table:table-cell>
          <table:table-cell/>
          <table:table-cell table:formula="of:=AVERAGE([.E24:.E28])" office:value-type="float" office:value="25184" calcext:value-type="float">
            <text:p>2518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table:formula="of:=OFFSET([.$D$6];[.$J24];0)" office:value-type="float" office:value="154" calcext:value-type="float">
            <text:p>154</text:p>
          </table:table-cell>
          <table:table-cell table:formula="of:=OFFSET([.$G$6];[.J24];0)" office:value-type="float" office:value="321.6" calcext:value-type="float">
            <text:p>321,6</text:p>
          </table:table-cell>
          <table:table-cell office:value-type="float" office:value="3300" calcext:value-type="float">
            <text:p>330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433" calcext:value-type="float">
            <text:p>2433</text:p>
          </table:table-cell>
          <table:table-cell office:value-type="float" office:value="221" calcext:value-type="float">
            <text:p>221</text:p>
          </table:table-cell>
          <table:table-cell office:value-type="float" office:value="14" calcext:value-type="float">
            <text:p>14</text:p>
          </table:table-cell>
          <table:table-cell office:value-type="float" office:value="35760" calcext:value-type="float">
            <text:p>35760</text:p>
          </table:table-cell>
          <table:table-cell/>
          <table:table-cell table:formula="of:=AVERAGE([.E25:.E29])" office:value-type="float" office:value="20231" calcext:value-type="float">
            <text:p>2023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table:formula="of:=OFFSET([.$D$6];[.$J25];0)" office:value-type="float" office:value="91" calcext:value-type="float">
            <text:p>91</text:p>
          </table:table-cell>
          <table:table-cell table:formula="of:=OFFSET([.$G$6];[.J25];0)" office:value-type="float" office:value="358.8" calcext:value-type="float">
            <text:p>358,8</text:p>
          </table:table-cell>
          <table:table-cell office:value-type="float" office:value="3400" calcext:value-type="float">
            <text:p>340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8375" calcext:value-type="float">
            <text:p>8375</text:p>
          </table:table-cell>
          <table:table-cell/>
          <table:table-cell table:formula="of:=AVERAGE([.E26:.E30])" office:value-type="float" office:value="15950.8" calcext:value-type="float">
            <text:p>15950,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formula="of:=OFFSET([.$D$6];[.$J26];0)" office:value-type="float" office:value="0" calcext:value-type="float">
            <text:p>0</text:p>
          </table:table-cell>
          <table:table-cell table:formula="of:=OFFSET([.$G$6];[.$J26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office:value-type="float" office:value="220" calcext:value-type="float">
            <text:p>220</text:p>
          </table:table-cell>
          <table:table-cell office:value-type="float" office:value="14" calcext:value-type="float">
            <text:p>14</text:p>
          </table:table-cell>
          <table:table-cell office:value-type="float" office:value="9416" calcext:value-type="float">
            <text:p>9416</text:p>
          </table:table-cell>
          <table:table-cell/>
          <table:table-cell table:formula="of:=AVERAGE([.E27:.E31])" office:value-type="float" office:value="19630.6" calcext:value-type="float">
            <text:p>19630,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5" calcext:value-type="float">
            <text:p>105</text:p>
          </table:table-cell>
          <table:table-cell table:formula="of:=OFFSET([.$D$6];[.$J27];0)" office:value-type="float" office:value="0" calcext:value-type="float">
            <text:p>0</text:p>
          </table:table-cell>
          <table:table-cell table:formula="of:=OFFSET([.$G$6];[.J27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55" calcext:value-type="float">
            <text:p>2355</text:p>
          </table:table-cell>
          <table:table-cell office:value-type="float" office:value="241" calcext:value-type="float">
            <text:p>241</text:p>
          </table:table-cell>
          <table:table-cell office:value-type="float" office:value="14" calcext:value-type="float">
            <text:p>14</text:p>
          </table:table-cell>
          <table:table-cell office:value-type="float" office:value="34616" calcext:value-type="float">
            <text:p>34616</text:p>
          </table:table-cell>
          <table:table-cell/>
          <table:table-cell table:formula="of:=AVERAGE([.E28:.E32])" office:value-type="float" office:value="17800.2" calcext:value-type="float">
            <text:p>17800,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table:formula="of:=OFFSET([.$D$6];[.$J28];0)" office:value-type="float" office:value="0" calcext:value-type="float">
            <text:p>0</text:p>
          </table:table-cell>
          <table:table-cell table:formula="of:=OFFSET([.$G$6];[.$J28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office:value-type="float" office:value="231" calcext:value-type="float">
            <text:p>231</text:p>
          </table:table-cell>
          <table:table-cell office:value-type="float" office:value="14" calcext:value-type="float">
            <text:p>14</text:p>
          </table:table-cell>
          <table:table-cell office:value-type="float" office:value="12988" calcext:value-type="float">
            <text:p>12988</text:p>
          </table:table-cell>
          <table:table-cell/>
          <table:table-cell table:formula="of:=AVERAGE([.E29:.E33])" office:value-type="float" office:value="10936.6" calcext:value-type="float">
            <text:p>10936,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table:formula="of:=OFFSET([.$D$6];[.$J29];0)" office:value-type="float" office:value="0" calcext:value-type="float">
            <text:p>0</text:p>
          </table:table-cell>
          <table:table-cell table:formula="of:=OFFSET([.$G$6];[.J29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221" calcext:value-type="float">
            <text:p>221</text:p>
          </table:table-cell>
          <table:table-cell office:value-type="float" office:value="14" calcext:value-type="float">
            <text:p>14</text:p>
          </table:table-cell>
          <table:table-cell office:value-type="float" office:value="14359" calcext:value-type="float">
            <text:p>14359</text:p>
          </table:table-cell>
          <table:table-cell/>
          <table:table-cell table:formula="of:=AVERAGE([.E30:.E34])" office:value-type="float" office:value="8397.4" calcext:value-type="float">
            <text:p>8397,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formula="of:=OFFSET([.$D$6];[.$J30];0)" office:value-type="float" office:value="0" calcext:value-type="float">
            <text:p>0</text:p>
          </table:table-cell>
          <table:table-cell table:formula="of:=OFFSET([.$G$6];[.$J30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05" calcext:value-type="float">
            <text:p>1805</text:p>
          </table:table-cell>
          <table:table-cell office:value-type="float" office:value="231" calcext:value-type="float">
            <text:p>231</text:p>
          </table:table-cell>
          <table:table-cell office:value-type="float" office:value="14" calcext:value-type="float">
            <text:p>14</text:p>
          </table:table-cell>
          <table:table-cell office:value-type="float" office:value="26774" calcext:value-type="float">
            <text:p>26774</text:p>
          </table:table-cell>
          <table:table-cell/>
          <table:table-cell table:formula="of:=AVERAGE([.E31:.E35])" office:value-type="float" office:value="5572.4" calcext:value-type="float">
            <text:p>5572,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5" calcext:value-type="float">
            <text:p>125</text:p>
          </table:table-cell>
          <table:table-cell table:formula="of:=OFFSET([.$D$6];[.$J31];0)" office:value-type="float" office:value="0" calcext:value-type="float">
            <text:p>0</text:p>
          </table:table-cell>
          <table:table-cell table:formula="of:=OFFSET([.$G$6];[.J31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7" calcext:value-type="float">
            <text:p>247</text:p>
          </table:table-cell>
          <table:table-cell office:value-type="float" office:value="66" calcext:value-type="float">
            <text:p>66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AVERAGE([.E32:.E36])" office:value-type="float" office:value="270.8" calcext:value-type="float">
            <text:p>270,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0" calcext:value-type="float">
            <text:p>130</text:p>
          </table:table-cell>
          <table:table-cell table:formula="of:=OFFSET([.$D$6];[.$J32];0)" office:value-type="float" office:value="0" calcext:value-type="float">
            <text:p>0</text:p>
          </table:table-cell>
          <table:table-cell table:formula="of:=OFFSET([.$G$6];[.$J32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36" calcext:value-type="float">
            <text:p>236</text:p>
          </table:table-cell>
          <table:table-cell office:value-type="float" office:value="49" calcext:value-type="float">
            <text:p>49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AVERAGE([.E33:.E37])" office:value-type="float" office:value="259.2" calcext:value-type="float">
            <text:p>259,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table:formula="of:=OFFSET([.$D$6];[.$J33];0)" office:value-type="float" office:value="0" calcext:value-type="float">
            <text:p>0</text:p>
          </table:table-cell>
          <table:table-cell table:formula="of:=OFFSET([.$G$6];[.J33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48" calcext:value-type="float">
            <text:p>48</text:p>
          </table:table-cell>
          <table:table-cell office:value-type="float" office:value="292" calcext:value-type="float">
            <text:p>292</text:p>
          </table:table-cell>
          <table:table-cell/>
          <table:table-cell table:formula="of:=AVERAGE([.E34:.E38])" office:value-type="float" office:value="239.6" calcext:value-type="float">
            <text:p>239,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0" calcext:value-type="float">
            <text:p>140</text:p>
          </table:table-cell>
          <table:table-cell table:formula="of:=OFFSET([.$D$6];[.$J34];0)" office:value-type="float" office:value="0" calcext:value-type="float">
            <text:p>0</text:p>
          </table:table-cell>
          <table:table-cell table:formula="of:=OFFSET([.$G$6];[.$J34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78" calcext:value-type="float">
            <text:p>78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AVERAGE([.E35:.E39])" office:value-type="float" office:value="242" calcext:value-type="float">
            <text:p>24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5" calcext:value-type="float">
            <text:p>145</text:p>
          </table:table-cell>
          <table:table-cell table:formula="of:=OFFSET([.$D$6];[.$J35];0)" office:value-type="float" office:value="0" calcext:value-type="float">
            <text:p>0</text:p>
          </table:table-cell>
          <table:table-cell table:formula="of:=OFFSET([.$G$6];[.J35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AVERAGE([.E36:.E40])" office:value-type="float" office:value="243.2" calcext:value-type="float">
            <text:p>243,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table:formula="of:=OFFSET([.$D$6];[.$J36];0)" office:value-type="float" office:value="0" calcext:value-type="float">
            <text:p>0</text:p>
          </table:table-cell>
          <table:table-cell table:formula="of:=OFFSET([.$G$6];[.$J36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AVERAGE([.E37:.E41])" office:value-type="float" office:value="260.4" calcext:value-type="float">
            <text:p>260,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5" calcext:value-type="float">
            <text:p>155</text:p>
          </table:table-cell>
          <table:table-cell table:formula="of:=OFFSET([.$D$6];[.$J37];0)" office:value-type="float" office:value="0" calcext:value-type="float">
            <text:p>0</text:p>
          </table:table-cell>
          <table:table-cell table:formula="of:=OFFSET([.$G$6];[.J37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AVERAGE([.E38:.E42])" office:value-type="float" office:value="263.6" calcext:value-type="float">
            <text:p>263,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0" calcext:value-type="float">
            <text:p>160</text:p>
          </table:table-cell>
          <table:table-cell table:formula="of:=OFFSET([.$D$6];[.$J38];0)" office:value-type="float" office:value="0" calcext:value-type="float">
            <text:p>0</text:p>
          </table:table-cell>
          <table:table-cell table:formula="of:=OFFSET([.$G$6];[.$J38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6" calcext:value-type="float">
            <text:p>246</text:p>
          </table:table-cell>
          <table:table-cell office:value-type="float" office:value="43" calcext:value-type="float">
            <text:p>43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AVERAGE([.E39:.E43])" office:value-type="float" office:value="275.6" calcext:value-type="float">
            <text:p>275,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65" calcext:value-type="float">
            <text:p>165</text:p>
          </table:table-cell>
          <table:table-cell table:formula="of:=OFFSET([.$D$6];[.$J39];0)" office:value-type="float" office:value="0" calcext:value-type="float">
            <text:p>0</text:p>
          </table:table-cell>
          <table:table-cell table:formula="of:=OFFSET([.$G$6];[.J39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AVERAGE([.E40:.E44])" office:value-type="float" office:value="256.8" calcext:value-type="float">
            <text:p>256,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table:formula="of:=OFFSET([.$D$6];[.$J40];0)" office:value-type="float" office:value="0" calcext:value-type="float">
            <text:p>0</text:p>
          </table:table-cell>
          <table:table-cell table:formula="of:=OFFSET([.$G$6];[.$J40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office:value-type="float" office:value="35" calcext:value-type="float">
            <text:p>35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AVERAGE([.E41:.E45])" office:value-type="float" office:value="260" calcext:value-type="float">
            <text:p>2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75" calcext:value-type="float">
            <text:p>175</text:p>
          </table:table-cell>
          <table:table-cell table:formula="of:=OFFSET([.$D$6];[.$J41];0)" office:value-type="float" office:value="0" calcext:value-type="float">
            <text:p>0</text:p>
          </table:table-cell>
          <table:table-cell table:formula="of:=OFFSET([.$G$6];[.J41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74" calcext:value-type="float">
            <text:p>74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AVERAGE([.E42:.E46])" office:value-type="float" office:value="236.8" calcext:value-type="float">
            <text:p>236,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table:formula="of:=OFFSET([.$D$6];[.$J42];0)" office:value-type="float" office:value="0" calcext:value-type="float">
            <text:p>0</text:p>
          </table:table-cell>
          <table:table-cell table:formula="of:=OFFSET([.$G$6];[.$J42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8" calcext:value-type="float">
            <text:p>208</text:p>
          </table:table-cell>
          <table:table-cell office:value-type="float" office:value="43" calcext:value-type="float">
            <text:p>43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AVERAGE([.E43:.E47])" office:value-type="float" office:value="236.8" calcext:value-type="float">
            <text:p>236,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85" calcext:value-type="float">
            <text:p>185</text:p>
          </table:table-cell>
          <table:table-cell table:formula="of:=OFFSET([.$D$6];[.$J43];0)" office:value-type="float" office:value="0" calcext:value-type="float">
            <text:p>0</text:p>
          </table:table-cell>
          <table:table-cell table:formula="of:=OFFSET([.$G$6];[.J43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AVERAGE([.E44:.E48])" office:value-type="float" office:value="226" calcext:value-type="float">
            <text:p>22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0" calcext:value-type="float">
            <text:p>190</text:p>
          </table:table-cell>
          <table:table-cell table:formula="of:=OFFSET([.$D$6];[.$J44];0)" office:value-type="float" office:value="0" calcext:value-type="float">
            <text:p>0</text:p>
          </table:table-cell>
          <table:table-cell table:formula="of:=OFFSET([.$G$6];[.$J44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AVERAGE([.E45:.E49])" office:value-type="float" office:value="225.2" calcext:value-type="float">
            <text:p>225,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95" calcext:value-type="float">
            <text:p>195</text:p>
          </table:table-cell>
          <table:table-cell table:formula="of:=OFFSET([.$D$6];[.$J45];0)" office:value-type="float" office:value="0" calcext:value-type="float">
            <text:p>0</text:p>
          </table:table-cell>
          <table:table-cell table:formula="of:=OFFSET([.$G$6];[.J45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78" calcext:value-type="float">
            <text:p>78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AVERAGE([.E46:.E50])" office:value-type="float" office:value="221.6" calcext:value-type="float">
            <text:p>221,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table:formula="of:=OFFSET([.$D$6];[.$J46];0)" office:value-type="float" office:value="0" calcext:value-type="float">
            <text:p>0</text:p>
          </table:table-cell>
          <table:table-cell table:formula="of:=OFFSET([.$G$6];[.$J46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74" calcext:value-type="float">
            <text:p>74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AVERAGE([.E47:.E51])" office:value-type="float" office:value="220" calcext:value-type="float">
            <text:p>22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05" calcext:value-type="float">
            <text:p>205</text:p>
          </table:table-cell>
          <table:table-cell table:formula="of:=OFFSET([.$D$6];[.$J47];0)" office:value-type="float" office:value="0" calcext:value-type="float">
            <text:p>0</text:p>
          </table:table-cell>
          <table:table-cell table:formula="of:=OFFSET([.$G$6];[.J47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AVERAGE([.E48:.E52])" office:value-type="float" office:value="238.8" calcext:value-type="float">
            <text:p>238,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10" calcext:value-type="float">
            <text:p>210</text:p>
          </table:table-cell>
          <table:table-cell table:formula="of:=OFFSET([.$D$6];[.$J48];0)" office:value-type="float" office:value="0" calcext:value-type="float">
            <text:p>0</text:p>
          </table:table-cell>
          <table:table-cell table:formula="of:=OFFSET([.$G$6];[.$J48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AVERAGE([.E49:.E53])" office:value-type="float" office:value="240" calcext:value-type="float">
            <text:p>24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5" calcext:value-type="float">
            <text:p>215</text:p>
          </table:table-cell>
          <table:table-cell table:formula="of:=OFFSET([.$D$6];[.$J49];0)" office:value-type="float" office:value="0" calcext:value-type="float">
            <text:p>0</text:p>
          </table:table-cell>
          <table:table-cell table:formula="of:=OFFSET([.$G$6];[.J49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79" calcext:value-type="float">
            <text:p>79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E50:.E54])" office:value-type="float" office:value="240.4" calcext:value-type="float">
            <text:p>240,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formula="of:=OFFSET([.$D$6];[.$J50];0)" office:value-type="float" office:value="0" calcext:value-type="float">
            <text:p>0</text:p>
          </table:table-cell>
          <table:table-cell table:formula="of:=OFFSET([.$G$6];[.$J50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76" calcext:value-type="float">
            <text:p>76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AVERAGE([.E51:.E55])" office:value-type="float" office:value="243.6" calcext:value-type="float">
            <text:p>243,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table:formula="of:=OFFSET([.$D$6];[.$J51];0)" office:value-type="float" office:value="0" calcext:value-type="float">
            <text:p>0</text:p>
          </table:table-cell>
          <table:table-cell table:formula="of:=OFFSET([.$G$6];[.J51];0)" office:value-type="string" office:string-value="#DZIEL/0!" calcext:value-type="error">
            <text:p>#DZIEL/0!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45" calcext:value-type="float">
            <text:p>45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AVERAGE([.E52:.E56])" office:value-type="float" office:value="246" calcext:value-type="float">
            <text:p>2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06" calcext:value-type="float">
            <text:p>106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AVERAGE([.E53:.E57])" office:value-type="float" office:value="224.4" calcext:value-type="float">
            <text:p>224,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104" calcext:value-type="float">
            <text:p>104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AVERAGE([.E54:.E58])" office:value-type="float" office:value="223.6" calcext:value-type="float">
            <text:p>223,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50" calcext:value-type="float">
            <text:p>50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AVERAGE([.E55:.E59])" office:value-type="float" office:value="224" calcext:value-type="float">
            <text:p>2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AVERAGE([.E56:.E60])" office:value-type="float" office:value="214" calcext:value-type="float">
            <text:p>2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104" calcext:value-type="float">
            <text:p>104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AVERAGE([.E57:.E61])" office:value-type="float" office:value="213.2" calcext:value-type="float">
            <text:p>213,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4" calcext:value-type="float">
            <text:p>104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AVERAGE([.E58:.E62])" office:value-type="float" office:value="213.2" calcext:value-type="float">
            <text:p>213,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AVERAGE([.E59:.E63])" office:value-type="float" office:value="231.2" calcext:value-type="float">
            <text:p>231,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02" calcext:value-type="float">
            <text:p>102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AVERAGE([.E60:.E64])" office:value-type="float" office:value="234.4" calcext:value-type="float">
            <text:p>234,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office:value-type="float" office:value="59" calcext:value-type="float">
            <text:p>59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AVERAGE([.E61:.E65])" office:value-type="float" office:value="241.2" calcext:value-type="float">
            <text:p>241,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104" calcext:value-type="float">
            <text:p>104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AVERAGE([.E62:.E66])" office:value-type="float" office:value="260.4" calcext:value-type="float">
            <text:p>260,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office:value-type="float" office:value="49" calcext:value-type="float">
            <text:p>49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AVERAGE([.E63:.E67])" office:value-type="float" office:value="280.4" calcext:value-type="float">
            <text:p>280,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75" calcext:value-type="float">
            <text:p>75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AVERAGE([.E64:.E68])" office:value-type="float" office:value="273.2" calcext:value-type="float">
            <text:p>273,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79" calcext:value-type="float">
            <text:p>79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E65:.E69])" office:value-type="float" office:value="269.2" calcext:value-type="float">
            <text:p>269,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float" office:value="36" calcext:value-type="float">
            <text:p>36</text:p>
          </table:table-cell>
          <table:table-cell office:value-type="float" office:value="332" calcext:value-type="float">
            <text:p>332</text:p>
          </table:table-cell>
          <table:table-cell/>
          <table:table-cell table:formula="of:=AVERAGE([.E66:.E70])" office:value-type="float" office:value="282.4" calcext:value-type="float">
            <text:p>282,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8" calcext:value-type="float">
            <text:p>238</text:p>
          </table:table-cell>
          <table:table-cell office:value-type="float" office:value="44" calcext:value-type="float">
            <text:p>44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E67:.E71])" office:value-type="float" office:value="278.8" calcext:value-type="float">
            <text:p>278,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52" calcext:value-type="float">
            <text:p>52</text:p>
          </table:table-cell>
          <table:table-cell office:value-type="float" office:value="262" calcext:value-type="float">
            <text:p>262</text:p>
          </table:table-cell>
          <table:table-cell/>
          <table:table-cell table:formula="of:=AVERAGE([.E68:.E72])" office:value-type="float" office:value="263.2" calcext:value-type="float">
            <text:p>263,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AVERAGE([.E69:.E73])" office:value-type="float" office:value="254" calcext:value-type="float">
            <text:p>2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4" calcext:value-type="float">
            <text:p>234</text:p>
          </table:table-cell>
          <table:table-cell office:value-type="float" office:value="43" calcext:value-type="float">
            <text:p>43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AVERAGE([.E70:.E74])" office:value-type="float" office:value="274.4" calcext:value-type="float">
            <text:p>274,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office:value-type="float" office:value="44" calcext:value-type="float">
            <text:p>44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AVERAGE([.E71:.E75])" office:value-type="float" office:value="261.2" calcext:value-type="float">
            <text:p>261,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76" calcext:value-type="float">
            <text:p>76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AVERAGE([.E72:.E76])" office:value-type="float" office:value="250.8" calcext:value-type="float">
            <text:p>250,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AVERAGE([.E73:.E77])" office:value-type="float" office:value="246.8" calcext:value-type="float">
            <text:p>246,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44" calcext:value-type="float">
            <text:p>44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E74:.E78])" office:value-type="float" office:value="255.2" calcext:value-type="float">
            <text:p>255,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59" calcext:value-type="float">
            <text:p>59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AVERAGE([.E75:.E79])" office:value-type="float" office:value="235.6" calcext:value-type="float">
            <text:p>235,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52" calcext:value-type="float">
            <text:p>52</text:p>
          </table:table-cell>
          <table:table-cell office:value-type="float" office:value="262" calcext:value-type="float">
            <text:p>262</text:p>
          </table:table-cell>
          <table:table-cell/>
          <table:table-cell table:formula="of:=AVERAGE([.E76:.E80])" office:value-type="float" office:value="229.6" calcext:value-type="float">
            <text:p>229,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AVERAGE([.E77:.E81])" office:value-type="float" office:value="218.4" calcext:value-type="float">
            <text:p>218,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51" calcext:value-type="float">
            <text:p>51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AVERAGE([.E78:.E82])" office:value-type="float" office:value="249.8" calcext:value-type="float">
            <text:p>249,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AVERAGE([.E79:.E83])" office:value-type="float" office:value="265.4" calcext:value-type="float">
            <text:p>265,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104" calcext:value-type="float">
            <text:p>104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AVERAGE([.E80:.E84])" office:value-type="float" office:value="286.2" calcext:value-type="float">
            <text:p>286,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AVERAGE([.E81:.E85])" office:value-type="float" office:value="304.4" calcext:value-type="float">
            <text:p>304,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 office:value-type="float" office:value="91" calcext:value-type="float">
            <text:p>91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AVERAGE([.E82:.E86])" office:value-type="float" office:value="337.8" calcext:value-type="float">
            <text:p>337,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16" calcext:value-type="float">
            <text:p>316</text:p>
          </table:table-cell>
          <table:table-cell office:value-type="float" office:value="112" calcext:value-type="float">
            <text:p>112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AVERAGE([.E83:.E87])" office:value-type="float" office:value="328.4" calcext:value-type="float">
            <text:p>328,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157" calcext:value-type="float">
            <text:p>157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AVERAGE([.E84:.E88])" office:value-type="float" office:value="324" calcext:value-type="float">
            <text:p>3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149" calcext:value-type="float">
            <text:p>14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AVERAGE([.E85:.E89])" office:value-type="float" office:value="322.8" calcext:value-type="float">
            <text:p>322,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  <table:table-cell office:value-type="float" office:value="93" calcext:value-type="float">
            <text:p>93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AVERAGE([.E86:.E90])" office:value-type="float" office:value="330.8" calcext:value-type="float">
            <text:p>330,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AVERAGE([.E87:.E91])" office:value-type="float" office:value="317.2" calcext:value-type="float">
            <text:p>317,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157" calcext:value-type="float">
            <text:p>157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AVERAGE([.E88:.E92])" office:value-type="float" office:value="321" calcext:value-type="float">
            <text:p>3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154" calcext:value-type="float">
            <text:p>154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E89:.E93])" office:value-type="float" office:value="321" calcext:value-type="float">
            <text:p>3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2" calcext:value-type="float">
            <text:p>322</text:p>
          </table:table-cell>
          <table:table-cell office:value-type="float" office:value="113" calcext:value-type="float">
            <text:p>113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AVERAGE([.E90:.E94])" office:value-type="float" office:value="326" calcext:value-type="float">
            <text:p>3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AVERAGE([.E91:.E95])" office:value-type="float" office:value="328.4" calcext:value-type="float">
            <text:p>328,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16" calcext:value-type="float">
            <text:p>316</text:p>
          </table:table-cell>
          <table:table-cell office:value-type="float" office:value="113" calcext:value-type="float">
            <text:p>113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AVERAGE([.E92:.E96])" office:value-type="float" office:value="329" calcext:value-type="float">
            <text:p>3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157" calcext:value-type="float">
            <text:p>157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AVERAGE([.E93:.E97])" office:value-type="float" office:value="324.6" calcext:value-type="float">
            <text:p>324,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16" calcext:value-type="float">
            <text:p>316</text:p>
          </table:table-cell>
          <table:table-cell office:value-type="float" office:value="111" calcext:value-type="float">
            <text:p>111</text:p>
          </table:table-cell>
          <table:table-cell office:value-type="float" office:value="333" calcext:value-type="float">
            <text:p>333</text:p>
          </table:table-cell>
          <table:table-cell/>
          <table:table-cell table:formula="of:=AVERAGE([.E94:.E98])" office:value-type="float" office:value="335.8" calcext:value-type="float">
            <text:p>335,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  <table:table-cell office:value-type="float" office:value="117" calcext:value-type="float">
            <text:p>117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AVERAGE([.E95:.E99])" office:value-type="float" office:value="331.4" calcext:value-type="float">
            <text:p>331,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154" calcext:value-type="float">
            <text:p>154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AVERAGE([.E96:.E100])" office:value-type="float" office:value="321.6" calcext:value-type="float">
            <text:p>321,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158" calcext:value-type="float">
            <text:p>158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AVERAGE([.E97:.E101])" office:value-type="float" office:value="332.8" calcext:value-type="float">
            <text:p>332,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  <table:table-cell office:value-type="float" office:value="92" calcext:value-type="float">
            <text:p>92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AVERAGE([.E98:.E102])" office:value-type="float" office:value="338.4" calcext:value-type="float">
            <text:p>338,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155" calcext:value-type="float">
            <text:p>155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AVERAGE([.E99:.E103])" office:value-type="float" office:value="333.4" calcext:value-type="float">
            <text:p>333,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51" calcext:value-type="float">
            <text:p>151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AVERAGE([.E100:.E104])" office:value-type="float" office:value="343.4" calcext:value-type="float">
            <text:p>343,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  <table:table-cell office:value-type="float" office:value="91" calcext:value-type="float">
            <text:p>91</text:p>
          </table:table-cell>
          <table:table-cell office:value-type="float" office:value="364" calcext:value-type="float">
            <text:p>364</text:p>
          </table:table-cell>
          <table:table-cell/>
          <table:table-cell table:formula="of:=AVERAGE([.E101:.E105])" office:value-type="float" office:value="358.8" calcext:value-type="float">
            <text:p>358,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19" calcext:value-type="float">
            <text:p>31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AVERAGE([.E102:.E106])" office:value-type="float" office:value="357.5" calcext:value-type="float">
            <text:p>357,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AVERAGE([.E103:.E107])" office:value-type="float" office:value="361.666666666667" calcext:value-type="float">
            <text:p>361,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  <table:table-cell office:value-type="float" office:value="90" calcext:value-type="float">
            <text:p>90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AVERAGE([.E104:.E108])" office:value-type="float" office:value="370" calcext:value-type="float">
            <text:p>3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office:value-type="float" office:value="94" calcext:value-type="float">
            <text:p>94</text:p>
          </table:table-cell>
          <table:table-cell office:value-type="float" office:value="379" calcext:value-type="float">
            <text:p>379</text:p>
          </table:table-cell>
          <table:table-cell/>
          <table:table-cell table:formula="of:=AVERAGE([.E105:.E109])" office:value-type="float" office:value="379" calcext:value-type="float">
            <text:p>379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6:.E11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7:.E11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8:.E11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9:.E11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0:.E11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1:.E11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2:.E11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3:.E11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4:.E11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5:.E11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6:.E12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7:.E12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8:.E12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9:.E12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0:.E12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1:.E12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2:.E12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3:.E12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4:.E12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5:.E12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6:.E13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7:.E13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8:.E13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9:.E13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0:.E13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1:.E13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2:.E13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3:.E13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4:.E13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5:.E13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6:.E14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7:.E14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8:.E14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9:.E14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40:.E14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41:.E14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42:.E14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43:.E14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44:.E14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45:.E14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46:.E15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47:.E15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48:.E15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49:.E15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50:.E15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51:.E15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52:.E15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53:.E15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54:.E15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55:.E15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56:.E16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57:.E16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58:.E16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59:.E16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60:.E16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61:.E16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62:.E16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63:.E16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64:.E16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65:.E16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66:.E17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67:.E17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68:.E17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69:.E17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70:.E17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71:.E17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72:.E17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73:.E17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74:.E17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75:.E17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76:.E18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77:.E18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78:.E18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79:.E18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80:.E18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81:.E18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82:.E18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83:.E18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84:.E18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85:.E18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86:.E19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87:.E19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88:.E19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89:.E19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90:.E19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91:.E19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92:.E19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93:.E19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94:.E19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95:.E19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96:.E20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97:.E20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98:.E20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99:.E20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00:.E20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01:.E20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02:.E20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03:.E20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04:.E20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05:.E20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06:.E21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07:.E21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08:.E21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09:.E21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10:.E21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11:.E21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12:.E21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13:.E21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14:.E21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15:.E21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16:.E22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17:.E22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18:.E22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19:.E22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20:.E22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21:.E22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22:.E22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23:.E22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24:.E22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25:.E22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26:.E23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27:.E23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28:.E23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29:.E23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30:.E23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31:.E23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32:.E23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33:.E23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34:.E23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35:.E23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36:.E24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37:.E24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38:.E24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39:.E24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40:.E24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41:.E24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42:.E24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43:.E24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44:.E24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45:.E24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46:.E25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47:.E25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48:.E25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49:.E25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50:.E25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51:.E25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52:.E25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53:.E25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54:.E25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55:.E25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56:.E26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57:.E26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58:.E26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59:.E26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60:.E26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61:.E26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62:.E26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63:.E26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64:.E26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65:.E26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66:.E27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67:.E27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68:.E27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69:.E27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70:.E27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71:.E27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72:.E27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73:.E27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74:.E27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75:.E27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76:.E28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77:.E28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78:.E28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79:.E28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80:.E28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81:.E28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82:.E28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83:.E28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84:.E28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85:.E28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86:.E29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87:.E29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88:.E29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89:.E29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90:.E29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91:.E29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92:.E29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93:.E29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94:.E29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95:.E29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96:.E30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97:.E30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98:.E30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299:.E30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00:.E30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01:.E30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02:.E30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03:.E30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04:.E30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05:.E30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06:.E31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07:.E31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08:.E31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09:.E31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10:.E31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11:.E31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12:.E31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13:.E31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14:.E31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15:.E31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16:.E32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17:.E32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18:.E32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19:.E32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20:.E32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21:.E32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22:.E32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23:.E32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24:.E32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25:.E32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26:.E33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27:.E33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28:.E33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29:.E33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30:.E33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31:.E33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32:.E33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33:.E33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34:.E33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35:.E33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36:.E34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37:.E34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38:.E34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39:.E34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40:.E34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41:.E34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42:.E34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43:.E34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44:.E34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45:.E34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46:.E35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47:.E35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48:.E35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49:.E35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50:.E35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51:.E35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52:.E35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53:.E35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54:.E35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55:.E35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56:.E36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57:.E36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58:.E36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59:.E36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60:.E36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61:.E36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62:.E36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63:.E36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64:.E36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65:.E36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66:.E37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67:.E37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68:.E37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69:.E37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70:.E37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71:.E37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72:.E37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73:.E37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74:.E37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75:.E37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76:.E38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77:.E38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78:.E38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79:.E38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80:.E38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81:.E38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82:.E38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83:.E38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84:.E38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85:.E38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86:.E39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87:.E39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88:.E39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89:.E39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90:.E39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91:.E39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92:.E39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93:.E39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94:.E39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95:.E39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96:.E40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97:.E40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98:.E40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399:.E40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00:.E40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01:.E40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02:.E40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03:.E40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04:.E40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05:.E40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06:.E41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07:.E41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08:.E41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09:.E41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10:.E41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11:.E41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12:.E41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13:.E41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14:.E41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15:.E41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16:.E42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17:.E42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18:.E42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19:.E42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20:.E42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21:.E42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22:.E42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23:.E42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24:.E42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25:.E42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26:.E43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27:.E43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28:.E43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29:.E43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30:.E43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31:.E43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32:.E43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33:.E43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34:.E43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35:.E43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36:.E44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37:.E44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38:.E44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39:.E44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40:.E44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41:.E44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42:.E44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43:.E44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44:.E44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45:.E44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46:.E45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47:.E45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48:.E45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49:.E45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50:.E45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51:.E45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52:.E45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53:.E45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54:.E45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55:.E45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56:.E46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57:.E46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58:.E46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59:.E46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60:.E46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61:.E46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62:.E46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63:.E46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64:.E46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65:.E46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66:.E47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67:.E47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68:.E47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69:.E47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70:.E47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71:.E47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72:.E47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73:.E47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74:.E47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75:.E47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76:.E48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77:.E48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78:.E48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79:.E48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80:.E48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81:.E48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82:.E48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83:.E48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84:.E488])" office:value-type="float" office:value="468" calcext:value-type="float">
            <text:p>468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85:.E489])" office:value-type="float" office:value="526.5" calcext:value-type="float">
            <text:p>526,5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86:.E490])" office:value-type="float" office:value="507" calcext:value-type="float">
            <text:p>507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487:.E491])" office:value-type="float" office:value="527.75" calcext:value-type="float">
            <text:p>527,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36" calcext:value-type="float">
            <text:p>436</text:p>
          </table:table-cell>
          <table:table-cell office:value-type="float" office:value="117" calcext:value-type="float">
            <text:p>117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AVERAGE([.E488:.E492])" office:value-type="float" office:value="516.6" calcext:value-type="float">
            <text:p>516,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office:value-type="float" office:value="117" calcext:value-type="float">
            <text:p>117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AVERAGE([.E489:.E493])" office:value-type="float" office:value="517.4" calcext:value-type="float">
            <text:p>517,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office:value-type="float" office:value="117" calcext:value-type="float">
            <text:p>117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AVERAGE([.E490:.E494])" office:value-type="float" office:value="494.8" calcext:value-type="float">
            <text:p>494,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34" calcext:value-type="float">
            <text:p>434</text:p>
          </table:table-cell>
          <table:table-cell office:value-type="float" office:value="118" calcext:value-type="float">
            <text:p>118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AVERAGE([.E491:.E495])" office:value-type="float" office:value="495.6" calcext:value-type="float">
            <text:p>495,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38" calcext:value-type="float">
            <text:p>438</text:p>
          </table:table-cell>
          <table:table-cell office:value-type="float" office:value="118" calcext:value-type="float">
            <text:p>118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AVERAGE([.E492:.E496])" office:value-type="float" office:value="520.4" calcext:value-type="float">
            <text:p>520,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36" calcext:value-type="float">
            <text:p>436</text:p>
          </table:table-cell>
          <table:table-cell office:value-type="float" office:value="118" calcext:value-type="float">
            <text:p>118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AVERAGE([.E493:.E497])" office:value-type="float" office:value="521.2" calcext:value-type="float">
            <text:p>521,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9" calcext:value-type="float">
            <text:p>429</text:p>
          </table:table-cell>
          <table:table-cell office:value-type="float" office:value="118" calcext:value-type="float">
            <text:p>118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AVERAGE([.E494:.E498])" office:value-type="float" office:value="545.8" calcext:value-type="float">
            <text:p>545,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52" calcext:value-type="float">
            <text:p>452</text:p>
          </table:table-cell>
          <table:table-cell office:value-type="float" office:value="118" calcext:value-type="float">
            <text:p>118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AVERAGE([.E495:.E499])" office:value-type="float" office:value="546.6" calcext:value-type="float">
            <text:p>546,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46" calcext:value-type="float">
            <text:p>446</text:p>
          </table:table-cell>
          <table:table-cell office:value-type="float" office:value="119" calcext:value-type="float">
            <text:p>119</text:p>
          </table:table-cell>
          <table:table-cell office:value-type="float" office:value="714" calcext:value-type="float">
            <text:p>714</text:p>
          </table:table-cell>
          <table:table-cell/>
          <table:table-cell table:formula="of:=AVERAGE([.E496:.E500])" office:value-type="float" office:value="547.4" calcext:value-type="float">
            <text:p>547,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9" calcext:value-type="float">
            <text:p>429</text:p>
          </table:table-cell>
          <table:table-cell office:value-type="float" office:value="119" calcext:value-type="float">
            <text:p>119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AVERAGE([.E497:.E501])" office:value-type="float" office:value="524.6" calcext:value-type="float">
            <text:p>524,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56" calcext:value-type="float">
            <text:p>456</text:p>
          </table:table-cell>
          <table:table-cell office:value-type="float" office:value="119" calcext:value-type="float">
            <text:p>119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AVERAGE([.E498:.E502])" office:value-type="float" office:value="525.4" calcext:value-type="float">
            <text:p>525,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31" calcext:value-type="float">
            <text:p>431</text:p>
          </table:table-cell>
          <table:table-cell office:value-type="float" office:value="119" calcext:value-type="float">
            <text:p>119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AVERAGE([.E499:.E503])" office:value-type="float" office:value="574.4" calcext:value-type="float">
            <text:p>574,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7" calcext:value-type="float">
            <text:p>427</text:p>
          </table:table-cell>
          <table:table-cell office:value-type="float" office:value="119" calcext:value-type="float">
            <text:p>119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AVERAGE([.E500:.E504])" office:value-type="float" office:value="575.2" calcext:value-type="float">
            <text:p>575,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58" calcext:value-type="float">
            <text:p>458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AVERAGE([.E501:.E505])" office:value-type="float" office:value="600" calcext:value-type="float">
            <text:p>6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 office:value-type="float" office:value="120" calcext:value-type="float">
            <text:p>120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VERAGE([.E502:.E506])" office:value-type="float" office:value="600" calcext:value-type="float">
            <text:p>6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41" calcext:value-type="float">
            <text:p>441</text:p>
          </table:table-cell>
          <table:table-cell office:value-type="float" office:value="120" calcext:value-type="float">
            <text:p>120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AVERAGE([.E503:.E507])" office:value-type="float" office:value="640" calcext:value-type="float">
            <text:p>6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2" calcext:value-type="float">
            <text:p>442</text:p>
          </table:table-cell>
          <table:table-cell office:value-type="float" office:value="120" calcext:value-type="float">
            <text:p>120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AVERAGE([.E504:.E508])" office:value-type="float" office:value="540" calcext:value-type="float">
            <text:p>5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AVERAGE([.E505:.E509])" office:value-type="float" office:value="600" calcext:value-type="float">
            <text:p>600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06:.E51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07:.E51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08:.E51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09:.E51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10:.E51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11:.E51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12:.E51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13:.E51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14:.E51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15:.E51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16:.E52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17:.E52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18:.E52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19:.E52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20:.E52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21:.E52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22:.E52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23:.E52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24:.E52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25:.E52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26:.E53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27:.E53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28:.E53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29:.E53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30:.E53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31:.E53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32:.E53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33:.E53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34:.E53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35:.E53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36:.E54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37:.E54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38:.E54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39:.E54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40:.E54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41:.E54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42:.E54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43:.E54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44:.E54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45:.E54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46:.E55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47:.E55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48:.E55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49:.E55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50:.E55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51:.E55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52:.E55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53:.E55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54:.E55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55:.E55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56:.E56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57:.E56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58:.E56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59:.E56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60:.E56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61:.E56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62:.E56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63:.E56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64:.E56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65:.E56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66:.E57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67:.E57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68:.E57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69:.E57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70:.E57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71:.E57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72:.E57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73:.E57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74:.E57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75:.E57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76:.E58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77:.E58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78:.E58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79:.E58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80:.E58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81:.E58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82:.E58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83:.E58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84:.E58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85:.E58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86:.E59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87:.E59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88:.E59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89:.E59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90:.E59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91:.E59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92:.E59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93:.E59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94:.E59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95:.E59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96:.E60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97:.E60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98:.E60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599:.E60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00:.E60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01:.E60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02:.E60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03:.E60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04:.E60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05:.E60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06:.E61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07:.E61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08:.E61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09:.E61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10:.E61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11:.E61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12:.E61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13:.E61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14:.E61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15:.E61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16:.E62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17:.E62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18:.E62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19:.E62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20:.E62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21:.E62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22:.E62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23:.E62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24:.E62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25:.E62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26:.E63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27:.E63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28:.E63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29:.E63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30:.E63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31:.E63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32:.E63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33:.E63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34:.E63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35:.E63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36:.E64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37:.E64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38:.E64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39:.E64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40:.E64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41:.E64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42:.E64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43:.E64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44:.E64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45:.E64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46:.E65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47:.E65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48:.E65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49:.E65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50:.E65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51:.E65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52:.E65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53:.E65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54:.E65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55:.E65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56:.E66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57:.E66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58:.E66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59:.E66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60:.E66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61:.E66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62:.E66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63:.E66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64:.E66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65:.E66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66:.E67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67:.E67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68:.E67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69:.E67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70:.E67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71:.E67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72:.E67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73:.E67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74:.E67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75:.E67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76:.E68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77:.E68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78:.E68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79:.E68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80:.E68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81:.E68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82:.E68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83:.E68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84:.E68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85:.E68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86:.E69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87:.E69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88:.E69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89:.E69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90:.E69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91:.E69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92:.E69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93:.E69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94:.E69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95:.E69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96:.E70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97:.E70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98:.E70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699:.E70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00:.E70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01:.E70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02:.E70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03:.E70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04:.E70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05:.E70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06:.E71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07:.E71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08:.E71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09:.E71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10:.E71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11:.E71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12:.E71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13:.E71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14:.E71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15:.E71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16:.E72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17:.E72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18:.E72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19:.E72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20:.E72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21:.E72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22:.E72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23:.E72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24:.E72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25:.E72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26:.E73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27:.E73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28:.E73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29:.E73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30:.E73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31:.E73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32:.E73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33:.E73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34:.E73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35:.E73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36:.E74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37:.E74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38:.E74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39:.E74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40:.E74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41:.E74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42:.E74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43:.E74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44:.E74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45:.E74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46:.E75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47:.E75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48:.E75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49:.E75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50:.E75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51:.E75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52:.E75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53:.E75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54:.E75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55:.E75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56:.E76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57:.E76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58:.E76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59:.E76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60:.E76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61:.E76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62:.E76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63:.E76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64:.E76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65:.E76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66:.E77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67:.E77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68:.E77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69:.E77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70:.E77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71:.E77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72:.E77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73:.E77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74:.E77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75:.E77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76:.E78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77:.E78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78:.E78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79:.E78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80:.E78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81:.E78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82:.E78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83:.E78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84:.E78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85:.E78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86:.E79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87:.E79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88:.E79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89:.E79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90:.E79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91:.E79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92:.E79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93:.E79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94:.E79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95:.E79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96:.E80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97:.E80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98:.E80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799:.E80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00:.E80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01:.E80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02:.E80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03:.E80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04:.E80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05:.E80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06:.E81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07:.E81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08:.E81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09:.E81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10:.E81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11:.E81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12:.E81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13:.E81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14:.E81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15:.E81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16:.E82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17:.E82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18:.E82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19:.E82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20:.E82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21:.E82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22:.E82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23:.E82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24:.E82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25:.E82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26:.E83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27:.E83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28:.E83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29:.E83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30:.E83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31:.E83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32:.E83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33:.E83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34:.E83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35:.E83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36:.E84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37:.E84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38:.E84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39:.E84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40:.E84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41:.E84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42:.E84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43:.E84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44:.E84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45:.E84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46:.E85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47:.E85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48:.E85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49:.E85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50:.E85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51:.E85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52:.E85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53:.E85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54:.E85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55:.E85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56:.E86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57:.E86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58:.E86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59:.E86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60:.E86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61:.E86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62:.E86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63:.E86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64:.E86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65:.E86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66:.E87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67:.E87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68:.E87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69:.E87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70:.E87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71:.E87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72:.E87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73:.E87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74:.E87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75:.E87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76:.E88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77:.E88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78:.E88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79:.E88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80:.E88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81:.E88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82:.E88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83:.E88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84:.E88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85:.E88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86:.E89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87:.E89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88:.E89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89:.E89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90:.E89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91:.E89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92:.E89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93:.E89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94:.E89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95:.E89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96:.E90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97:.E90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98:.E90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899:.E90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00:.E90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01:.E90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02:.E90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03:.E90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04:.E90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05:.E90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06:.E91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07:.E91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08:.E91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09:.E91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10:.E91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11:.E91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12:.E91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13:.E91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14:.E91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15:.E91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16:.E92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17:.E92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18:.E92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19:.E92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20:.E92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21:.E92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22:.E92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23:.E92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24:.E92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25:.E92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26:.E93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27:.E93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28:.E93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29:.E93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30:.E93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31:.E93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32:.E93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33:.E93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34:.E93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35:.E93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36:.E94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37:.E94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38:.E94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39:.E94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40:.E94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41:.E94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42:.E94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43:.E94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44:.E94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45:.E94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46:.E95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47:.E95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48:.E95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49:.E95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50:.E95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51:.E95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52:.E95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53:.E95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54:.E95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55:.E95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56:.E96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57:.E96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58:.E96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59:.E96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60:.E96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61:.E96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62:.E96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63:.E96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64:.E96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65:.E96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66:.E97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67:.E97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68:.E97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69:.E97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70:.E97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71:.E97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72:.E97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73:.E97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74:.E97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75:.E97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76:.E98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77:.E98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78:.E98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79:.E98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80:.E98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81:.E98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82:.E98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83:.E98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84:.E98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85:.E98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86:.E99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87:.E99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88:.E99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89:.E99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90:.E99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91:.E99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92:.E99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93:.E99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94:.E99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95:.E99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96:.E100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97:.E100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98:.E100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999:.E100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00:.E100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01:.E100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02:.E100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03:.E100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04:.E100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05:.E100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06:.E101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07:.E101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08:.E101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09:.E101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10:.E101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11:.E101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12:.E101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13:.E101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14:.E101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15:.E101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16:.E102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17:.E102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18:.E102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19:.E102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20:.E102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21:.E102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22:.E102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23:.E102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24:.E102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25:.E102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26:.E103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27:.E103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28:.E103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29:.E103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30:.E103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31:.E103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32:.E103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33:.E103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34:.E103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35:.E103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36:.E104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37:.E104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38:.E104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39:.E104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40:.E104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41:.E104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42:.E104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43:.E104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44:.E104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45:.E104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46:.E105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47:.E105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48:.E105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49:.E105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50:.E105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51:.E105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52:.E105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53:.E105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54:.E105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55:.E105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56:.E106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57:.E106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58:.E106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59:.E106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60:.E106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61:.E106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62:.E106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63:.E106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64:.E106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65:.E106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66:.E107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67:.E107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68:.E107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69:.E107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70:.E107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71:.E107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72:.E107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73:.E107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74:.E107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75:.E107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76:.E108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77:.E108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78:.E108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79:.E108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80:.E108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81:.E108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82:.E108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83:.E108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84:.E108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85:.E108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86:.E109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87:.E109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88:.E109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89:.E109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90:.E109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91:.E109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92:.E109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93:.E109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94:.E109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95:.E109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96:.E110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97:.E110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98:.E110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099:.E110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00:.E110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01:.E110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02:.E110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03:.E110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04:.E110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05:.E110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06:.E111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07:.E111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08:.E111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09:.E111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10:.E111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11:.E111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12:.E111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13:.E111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14:.E111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15:.E111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16:.E112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17:.E112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18:.E112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19:.E112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20:.E112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21:.E112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22:.E112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23:.E112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24:.E112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25:.E112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26:.E113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27:.E113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28:.E113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29:.E113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30:.E113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31:.E113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32:.E113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33:.E113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34:.E113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35:.E113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36:.E114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37:.E114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38:.E114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39:.E114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40:.E114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41:.E114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42:.E114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43:.E114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44:.E114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45:.E114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46:.E115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47:.E115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48:.E115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49:.E115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50:.E115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51:.E115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52:.E115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53:.E115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54:.E115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55:.E115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56:.E116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57:.E116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58:.E116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59:.E116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60:.E116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61:.E116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62:.E116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63:.E116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64:.E116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65:.E116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66:.E117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67:.E117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68:.E117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69:.E117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70:.E117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71:.E117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72:.E117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73:.E117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74:.E117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75:.E117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76:.E118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77:.E118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78:.E118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79:.E118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80:.E118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81:.E118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82:.E118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83:.E118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84:.E118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85:.E118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86:.E119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87:.E119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88:.E119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89:.E119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90:.E119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91:.E119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92:.E119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93:.E119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94:.E119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95:.E119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96:.E120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97:.E120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98:.E120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199:.E120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00:.E120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01:.E120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02:.E120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03:.E120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04:.E120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05:.E120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06:.E121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07:.E121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08:.E121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09:.E121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10:.E121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11:.E121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12:.E121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13:.E121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14:.E121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15:.E121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16:.E122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17:.E122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18:.E122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19:.E122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20:.E122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21:.E122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22:.E122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23:.E122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24:.E122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25:.E122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26:.E123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27:.E123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28:.E123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29:.E123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30:.E123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31:.E123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32:.E123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33:.E123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34:.E123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35:.E123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36:.E124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37:.E124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38:.E124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39:.E124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40:.E124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41:.E124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42:.E124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43:.E124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44:.E124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45:.E124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46:.E125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47:.E125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48:.E125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49:.E125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50:.E125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51:.E125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52:.E125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53:.E125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54:.E125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55:.E125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56:.E126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57:.E126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58:.E126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59:.E126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60:.E126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61:.E126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62:.E126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63:.E126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64:.E126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65:.E126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66:.E127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67:.E127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68:.E127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69:.E127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70:.E127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71:.E127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72:.E127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73:.E127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74:.E127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75:.E127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76:.E128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77:.E128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78:.E128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79:.E128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80:.E128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81:.E128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82:.E128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83:.E128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84:.E128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85:.E128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86:.E129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87:.E129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88:.E129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89:.E129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90:.E129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91:.E129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92:.E129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93:.E129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94:.E129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95:.E129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96:.E130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97:.E130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98:.E130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299:.E130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00:.E130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01:.E130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02:.E130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03:.E130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04:.E130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05:.E130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06:.E131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07:.E131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08:.E131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09:.E131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10:.E131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11:.E131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12:.E131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13:.E131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14:.E131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15:.E131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16:.E132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17:.E132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18:.E132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19:.E132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20:.E132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21:.E132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22:.E132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23:.E132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24:.E132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25:.E132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26:.E133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27:.E133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28:.E133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29:.E133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30:.E133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31:.E133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32:.E133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33:.E133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34:.E133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35:.E133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36:.E134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37:.E134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38:.E134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39:.E134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40:.E134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41:.E134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42:.E134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43:.E134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44:.E134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45:.E134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46:.E135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47:.E135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48:.E135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49:.E135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50:.E135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51:.E135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52:.E135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53:.E135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54:.E135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55:.E135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56:.E136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57:.E136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58:.E136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59:.E136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60:.E136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61:.E1365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62:.E1366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63:.E1367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64:.E1368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65:.E1369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66:.E1370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67:.E1371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68:.E1372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69:.E1373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70:.E1374])" office:value-type="string" office:string-value="#DZIEL/0!" calcext:value-type="error">
            <text:p>#DZIEL/0!</text:p>
          </table:table-cell>
          <table:table-cell table:number-columns-repeated="19"/>
        </table:table-row>
        <table:table-row table:style-name="ro1">
          <table:table-cell table:number-columns-repeated="6"/>
          <table:table-cell table:formula="of:=AVERAGE([.E1371:.E1375])" office:value-type="string" office:string-value="#DZIEL/0!" calcext:value-type="error">
            <text:p>#DZIEL/0!</text:p>
          </table:table-cell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1.2.3$Windows_x86 LibreOffice_project/40b2d7fde7e8d2d7bc5a449dc65df4d08a7dd38</meta:generator>
    <dc:date>2014-01-06T19:30:10.858000000</dc:date>
    <meta:document-statistic meta:table-count="3" meta:cell-count="2218" meta:object-count="0"/>
    <meta:user-defined meta:name="Info 1"/>
    <meta:user-defined meta:name="Info 2"/>
    <meta:user-defined meta:name="Info 3"/>
    <meta:user-defined meta:name="Info 4"/>
  </office:meta>
</office:document-meta>
</file>